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5497"/>
    </style:style>
    <style:style style:name="T1" style:family="text">
      <style:text-properties officeooo:rsid="002054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Mostrar los títulos de los libros con la etiqueta "titulo"</text:p>
      <text:p text:style-name="Standard">for $book in /bookstore/book</text:p>
      <text:p text:style-name="Standard">return &lt;titulo&gt;{ $book/title }&lt;/titulo&gt;</text:p>
      <text:p text:style-name="Standard"/>
      <text:p text:style-name="Standard">2. Mostrar los libros cuyo precio sea menor o igual a 30 usando where</text:p>
      <text:p text:style-name="Standard">for $book in /bookstore/book</text:p>
      <text:p text:style-name="Standard">where $book/price &lt;= 30</text:p>
      <text:p text:style-name="Standard">return $book</text:p>
      <text:p text:style-name="Standard"/>
      <text:p text:style-name="Standard">2. Mostrar los libros cuyo precio sea menor o igual a 30 usando XPath</text:p>
      <text:p text:style-name="Standard">/bookstore/book[price &lt;= 30]</text:p>
      <text:p text:style-name="Standard"/>
      <text:p text:style-name="Standard">3. Mostrar solo el título de los libros cuyo precio sea menor o igual a 30</text:p>
      <text:p text:style-name="Standard">for $book in /bookstore/book</text:p>
      <text:p text:style-name="Standard">where $book/price &lt;= 30</text:p>
      <text:p text:style-name="Standard">return &lt;titulo&gt;{ $book/title }&lt;/titulo&gt;</text:p>
      <text:p text:style-name="Standard"/>
      <text:p text:style-name="Standard">4. Mostrar solo el título sin atributos de los libros cuyo precio sea menor o igual a 30</text:p>
      <text:p text:style-name="Standard">for $book in /bookstore/book</text:p>
      <text:p text:style-name="Standard">where $book/price &lt;= 30</text:p>
      <text:p text:style-name="Standard">return &lt;titulo&gt;{ $book/title/text() }&lt;/titulo&gt;</text:p>
      <text:p text:style-name="Standard"/>
      <text:p text:style-name="Standard">5. Mostrar el título y el autor de los libros del año 2005 etiquetados como "lib2005"</text:p>
      <text:p text:style-name="Standard">for $book in /bookstore/book</text:p>
      <text:p text:style-name="Standard">where $book/year = 2005</text:p>
      <text:p text:style-name="Standard">return &lt;lib2005&gt;{ $book/title, $book/author }&lt;/lib2005&gt;</text:p>
      <text:p text:style-name="Standard"/>
      <text:p text:style-name="Standard">6. Mostrar los años de publicación con "for"</text:p>
      <text:p text:style-name="Standard">for $year in /bookstore/book/year</text:p>
      <text:p text:style-name="Standard">return &lt;publicacion&gt;{ $year }&lt;/publicacion&gt;</text:p>
      <text:p text:style-name="Standard"/>
      <text:p text:style-name="Standard">6. Mostrar los años de publicación con "let"</text:p>
      <text:p text:style-name="Standard">let $years := /bookstore/book/year</text:p>
      <text:p text:style-name="Standard">return &lt;publicacion&gt;{ $years }&lt;/publicacion&gt;</text:p>
      <text:p text:style-name="Standard"/>
      <text:p text:style-name="Standard">7. Mostrar los libros ordenados por "category" y luego por "title"</text:p>
      <text:p text:style-name="Standard">for $book in /bookstore/book</text:p>
      <text:p text:style-name="Standard">order by $book/@category, $book/title</text:p>
      <text:p text:style-name="Standard">return $book</text:p>
      <text:p text:style-name="Standard"/>
      <text:p text:style-name="Standard">8. Mostrar cuántos libros hay, etiquetado con "total"</text:p>
      <text:p text:style-name="Standard">&lt;total&gt;{ count(/bookstore/book) }&lt;/total&gt;</text:p>
      <text:p text:style-name="Standard"/>
      <text:p text:style-name="Standard">9. Mostrar los títulos de los libros y una etiqueta con el total de libros</text:p>
      <text:p text:style-name="Standard">(for $title in /bookstore/book/title return $title), &lt;total&gt;{ count(/bookstore/book) }&lt;/total&gt;</text:p>
      <text:p text:style-name="Standard"/>
      <text:p text:style-name="Standard">10. Mostrar el precio mínimo y máximo de los libros</text:p>
      <text:p text:style-name="Standard">&lt;min&gt;{ min(/bookstore/book/price) }&lt;/min&gt;</text:p>
      <text:p text:style-name="Standard">&lt;max&gt;{ max(/bookstore/book/price) }&lt;/max&gt;</text:p>
      <text:p text:style-name="P1"/>
      <text:p text:style-name="P1"/>
      <text:p text:style-name="P1"/>
      <text:p text:style-name="Standard"><text:soft-page-break/>11. Mostrar el título, precio y precio con IVA, ordenados por precio con IVA</text:p>
      <text:p text:style-name="Standard">for $book in /bookstore/book</text:p>
      <text:p text:style-name="Standard">let $iva := $book/price * 1.21</text:p>
      <text:p text:style-name="Standard">order by $iva</text:p>
      <text:p text:style-name="Standard">return &lt;libro&gt;&lt;titulo&gt;{ $book/title }&lt;/titulo&gt;&lt;precio&gt;{ $book/price }&lt;/precio&gt;&lt;precioIVA&gt;{ $iva }&lt;/precioIVA&gt;&lt;/libro&gt;</text:p>
      <text:p text:style-name="Standard"/>
      <text:p text:style-name="Standard">12. Mostrar la suma total de los precios con la etiqueta "total"</text:p>
      <text:p text:style-name="Standard">&lt;total&gt;{ sum(/bookstore/book/price) }&lt;/total&gt;</text:p>
      <text:p text:style-name="Standard"/>
      <text:p text:style-name="Standard">13. Mostrar cada precio y una etiqueta con la suma total</text:p>
      <text:p text:style-name="Standard">(for $price in /bookstore/book/price return $price), &lt;total&gt;{ sum(/bookstore/book/price) }&lt;/total&gt;</text:p>
      <text:p text:style-name="Standard"/>
      <text:p text:style-name="Standard">14. Mostrar el título y el número de autores en etiquetas separadas</text:p>
      <text:p text:style-name="Standard">for $book in /bookstore/book</text:p>
      <text:p text:style-name="Standard">return &lt;info&gt;&lt;titulo&gt;{ $book/title }&lt;/titulo&gt;&lt;autores&gt;{ count($book/author) }&lt;/autores&gt;&lt;/info&gt;</text:p>
      <text:p text:style-name="Standard"/>
      <text:p text:style-name="Standard">15. Mostrar el título y el número de autores entre paréntesis</text:p>
      <text:p text:style-name="Standard">for $book in /bookstore/book</text:p>
      <text:p text:style-name="Standard">return &lt;info&gt;{ concat($book/title, ' (', count($book/author), ')') }&lt;/info&gt;</text:p>
      <text:p text:style-name="Standard"/>
      <text:p text:style-name="Standard"><text:span text:style-name="T1">1</text:span>6. Mostrar libros escritos en años que terminen en "3"</text:p>
      <text:p text:style-name="Standard">/bookstore/book[year mod 10 = 3]</text:p>
      <text:p text:style-name="Standard"/>
      <text:p text:style-name="Standard">17. Mostrar libros cuya categoría empiece por "C"</text:p>
      <text:p text:style-name="Standard">/bookstore/book[starts-with(@category, 'C')]</text:p>
      <text:p text:style-name="Standard"/>
      <text:p text:style-name="Standard">18. Mostrar libros con "X" en el título ordenados descendentemente</text:p>
      <text:p text:style-name="Standard">for $book in /bookstore/book[contains(upper-case($book/title), 'X')]</text:p>
      <text:p text:style-name="Standard">order by $book/title descending</text:p>
      <text:p text:style-name="Standard">return $book</text:p>
      <text:p text:style-name="Standard"/>
      <text:p text:style-name="Standard">19. Mostrar el título y el número de caracteres</text:p>
      <text:p text:style-name="Standard">for $book in /bookstore/book</text:p>
      <text:p text:style-name="Standard">return &lt;titulo&gt;{ $book/title }&lt;/titulo&gt;, &lt;longitud&gt;{ string-length($book/title) }&lt;/longitud&gt;</text:p>
      <text:p text:style-name="Standard"/>
      <text:p text:style-name="Standard">20. Mostrar todos los años eliminando repetidos, etiquetados con "año"</text:p>
      <text:p text:style-name="Standard">for $year in distinct-values(/bookstore/book/year)</text:p>
      <text:p text:style-name="Standard">return &lt;año&gt;{ $year }&lt;/año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9:06:11.785860701</meta:creation-date>
    <dc:date>2025-01-24T09:19:22.731828767</dc:date>
    <meta:editing-duration>PT3M</meta:editing-duration>
    <meta:editing-cycles>1</meta:editing-cycles>
    <meta:document-statistic meta:table-count="0" meta:image-count="0" meta:object-count="0" meta:page-count="2" meta:paragraph-count="67" meta:word-count="450" meta:character-count="3228" meta:non-whitespace-character-count="2845"/>
    <meta:generator>LibreOffice/7.3.7.2$Linux_X86_64 LibreOffice_project/30$Build-2</meta:generator>
  </office:meta>
</office:document-meta>
</file>